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BSTM32MP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100, C101, C102, C103, C120, C140, C141, C241, C242, C243, C270, C271, C272, C273, C300, C301, C302, C306, C332, C502, C512, C532, C542, C543, C611, C641, C700, C710, C800, 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805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104, C105, C106, C107, C108, C109, C110, C111, C112, C113, C114, C115, C116, C130, C131, C132, C133, C134, C135, C136, C142, C143, C144, C145, C146, C147, C148, C149, C150, C151, C152, C153, C154, C303, C304, C305, C307, C330, C331, C340, C400, C460, C462, C480, C520, C580, C601, C602, C612, C613, C642, C651, C701, C801, 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200, C201, C202, C203, C204, C205, C206, C207, C208, C209, C210, C211, C212, C213, C220, C221, C222, C223, C224, C225, C226, C227, C228, C229, C230, C231, C232, C233, C240, C250, C251, C252, C253, C254, C255, C256, C257, C258, C259, C260, C261, C262, C263, C264, C265, C266, C267, C341, C350, C351, C352, C353, C354, C355, C356, C370, C371, C372, C373, C374, C375, C376, C377, C378, C379, C380, C381, C382, C383, C384, C385, C386, C387, C388, C389, C390, C391, C392, C393, C461, C470, C490, C491, C503, C504, C513, C514, C515, C521, C522, C533, C534, C544, C545, C546, C547, C581, C582, C603, C614, C615, C621, C643, C644, C652, C653, C702, C703, C704, C711, C712, C713, C714, C721, C751, C752, C760, C761, C780, C802, C803, C810, 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310, C311, C820, C830,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357, C360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.2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805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430, C431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.8p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440, C620, C660, C720, C770,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n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45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mF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00.Common:FM0H104ZF</text:p>
          </table:table-cell>
          <table:table-cell table:style-name="ce1" office:value-type="string" calcext:value-type="string">
            <text:p>CP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500, C530, C540,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00.Common:C_2312</text:p>
          </table:table-cell>
          <table:table-cell table:style-name="ce1" office:value-type="string" calcext:value-type="string">
            <text:p>CP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501, C510, C511, C531, C541, C610, C650,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805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523, C583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3n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600, C640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00.Common:C_2312</text:p>
          </table:table-cell>
          <table:table-cell table:style-name="ce1" office:value-type="string" calcext:value-type="string">
            <text:p>CP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75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0.Common:C_0805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D42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00.Common:LED_040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D42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00.Common:LED_040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D500, D530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00.Common:D_0402</text:p>
          </table:table-cell>
          <table:table-cell table:style-name="ce1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J1, J2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Connector_1x2</text:p>
          </table:table-cell>
          <table:table-cell table:style-name="ce1" office:value-type="string" calcext:value-type="string">
            <text:p>00.Common:1x02_Connector_2mm_Vertical_THT</text:p>
          </table:table-cell>
          <table:table-cell table:style-name="ce1" office:value-type="string" calcext:value-type="string">
            <text:p>Connector_1x2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J3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oax</text:p>
          </table:table-cell>
          <table:table-cell table:style-name="ce1" office:value-type="string" calcext:value-type="string">
            <text:p>00.Common:CONUFL001-SMD-T</text:p>
          </table:table-cell>
          <table:table-cell table:style-name="ce1" office:value-type="string" calcext:value-type="string">
            <text:p>Connector_Coax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J4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uSD</text:p>
          </table:table-cell>
          <table:table-cell table:style-name="ce1" office:value-type="string" calcext:value-type="string">
            <text:p>00.Common:uSD_693072010801</text:p>
          </table:table-cell>
          <table:table-cell table:style-name="ce1" office:value-type="string" calcext:value-type="string">
            <text:p>uS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J5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oax</text:p>
          </table:table-cell>
          <table:table-cell table:style-name="ce1" office:value-type="string" calcext:value-type="string">
            <text:p>00.Common:SMA_132134-10</text:p>
          </table:table-cell>
          <table:table-cell table:style-name="ce1" office:value-type="string" calcext:value-type="string">
            <text:p>Connector_Coax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J6, J8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X10A-120S-P-SV</text:p>
          </table:table-cell>
          <table:table-cell table:style-name="ce1" office:value-type="string" calcext:value-type="string">
            <text:p>00.Common:FX10A-120S-P-SV</text:p>
          </table:table-cell>
          <table:table-cell table:style-name="ce1" office:value-type="string" calcext:value-type="string">
            <text:p>FX10A-120S-P-SV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J7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onnector_2x5</text:p>
          </table:table-cell>
          <table:table-cell table:style-name="ce1" office:value-type="string" calcext:value-type="string">
            <text:p>00.Common:2x05_Connector_1.00_Vertical_SMD</text:p>
          </table:table-cell>
          <table:table-cell table:style-name="ce1" office:value-type="string" calcext:value-type="string">
            <text:p>Connector_2x5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L30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u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00.Common:C_0805</text:p>
          </table:table-cell>
          <table:table-cell table:style-name="ce1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L31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00.Common:C_0402</text:p>
          </table:table-cell>
          <table:table-cell table:style-name="ce1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L46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u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00.Common:R_0805</text:p>
          </table:table-cell>
          <table:table-cell table:style-name="ce1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L500, L530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4u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00.Common:XGL_4040</text:p>
          </table:table-cell>
          <table:table-cell table:style-name="ce1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Q50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_MOSFET</text:p>
          </table:table-cell>
          <table:table-cell table:style-name="ce1" office:value-type="string" calcext:value-type="string">
            <text:p>00.Common:SOT-323_SC-7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200, R201, R202, R203, R204, R205, R206, R207, R208, R209, R210, R211, R212, R213, R214, R215, R216, R217, R218, R219, R220, R221, R222, R223, 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56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224, R225, R330, R340, R350, R351, R352, R353, R750,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226, R620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240, R241, R242,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4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30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331, R354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332, R355, R400, R402, R403, R405, R406, R408, R409, R410, R411, R412, R430, R431, R442, R470, R471, R500, R504, R640, R803, R900, 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401, R404, R407, R440,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420, R421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44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450, R451, R452, R460,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805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48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490, R491, R492, R493, R494, R495,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.5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501, R502, R503, R530, R531, R532, R621, R622, R641, R642, R721, R722, R751, R752,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72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0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R800, R801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R</text:p>
          </table:table-cell>
          <table:table-cell table:style-name="ce1" office:value-type="string" calcext:value-type="string">
            <text:p>00.Common:R_0402</text:p>
          </table:table-cell>
          <table:table-cell table:style-name="ce1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1, U2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RT6206</text:p>
          </table:table-cell>
          <table:table-cell table:style-name="ce1" office:value-type="string" calcext:value-type="string">
            <text:p>00.Common:WDFN-10L-3x3</text:p>
          </table:table-cell>
          <table:table-cell table:style-name="ce1" office:value-type="string" calcext:value-type="string">
            <text:p>RT6206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3, U4, U5,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LP38798</text:p>
          </table:table-cell>
          <table:table-cell table:style-name="ce1" office:value-type="string" calcext:value-type="string">
            <text:p>00.Common:WSON-12_4x4</text:p>
          </table:table-cell>
          <table:table-cell table:style-name="ce1" office:value-type="string" calcext:value-type="string">
            <text:p>LP38798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6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P3878-ADJ</text:p>
          </table:table-cell>
          <table:table-cell table:style-name="ce1" office:value-type="string" calcext:value-type="string">
            <text:p>00.Common:WSON-8-4x4</text:p>
          </table:table-cell>
          <table:table-cell table:style-name="ce1" office:value-type="string" calcext:value-type="string">
            <text:p>LP3878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7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P2998</text:p>
          </table:table-cell>
          <table:table-cell table:style-name="ce1" office:value-type="string" calcext:value-type="string">
            <text:p>00.Common:DFN-10-1EP_3x3</text:p>
          </table:table-cell>
          <table:table-cell table:style-name="ce1" office:value-type="string" calcext:value-type="string">
            <text:p>LP2998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8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WF200SD</text:p>
          </table:table-cell>
          <table:table-cell table:style-name="ce1" office:value-type="string" calcext:value-type="string">
            <text:p>00.Common:QFN-32-4x4-P0.4</text:p>
          </table:table-cell>
          <table:table-cell table:style-name="ce1" office:value-type="string" calcext:value-type="string">
            <text:p>WF200S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9, U16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DDR3L</text:p>
          </table:table-cell>
          <table:table-cell table:style-name="ce1" office:value-type="string" calcext:value-type="string">
            <text:p>00.Common:TF_BGA9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10, U11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WSON-8-6x5-FLASH</text:p>
          </table:table-cell>
          <table:table-cell table:style-name="ce1" office:value-type="string" calcext:value-type="string">
            <text:p>00.Common:WSON-8-6x5</text:p>
          </table:table-cell>
          <table:table-cell table:style-name="ce1" office:value-type="string" calcext:value-type="string">
            <text:p>WSON-8-6x5-FLASH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12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M32MP157AAA3</text:p>
          </table:table-cell>
          <table:table-cell table:style-name="ce1" office:value-type="string" calcext:value-type="string">
            <text:p>STM32MP1_BASE</text:p>
          </table:table-cell>
          <table:table-cell table:style-name="ce1" office:value-type="string" calcext:value-type="string">
            <text:p>00.Common:STM32MP157AAA3</text:p>
          </table:table-cell>
          <table:table-cell table:style-name="ce1" office:value-type="string" calcext:value-type="string">
            <text:p>STM32MP1_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13, U14,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AND_GATE</text:p>
          </table:table-cell>
          <table:table-cell table:style-name="ce1" office:value-type="string" calcext:value-type="string">
            <text:p>00.Common:SOT-353_SC-70-5</text:p>
          </table:table-cell>
          <table:table-cell table:style-name="ce1" office:value-type="string" calcext:value-type="string">
            <text:p>AND_GA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U15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eMMC</text:p>
          </table:table-cell>
          <table:table-cell table:style-name="ce1" office:value-type="string" calcext:value-type="string">
            <text:p>00.Common:WFBGA153</text:p>
          </table:table-cell>
          <table:table-cell table:style-name="ce1" office:value-type="string" calcext:value-type="string">
            <text:p>eMM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X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4.00 MHz</text:p>
          </table:table-cell>
          <table:table-cell table:style-name="ce1" office:value-type="string" calcext:value-type="string">
            <text:p>MEMS_OSC</text:p>
          </table:table-cell>
          <table:table-cell table:style-name="ce1" office:value-type="string" calcext:value-type="string">
            <text:p>00.Common:OSC-3.2x2.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Y2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.768 KHz</text:p>
          </table:table-cell>
          <table:table-cell table:style-name="ce1" office:value-type="string" calcext:value-type="string">
            <text:p>2P_OSC</text:p>
          </table:table-cell>
          <table:table-cell table:style-name="ce1" office:value-type="string" calcext:value-type="string">
            <text:p>00.Common:OSC-3.2x1.5</text:p>
          </table:table-cell>
          <table:table-cell table:style-name="ce1" office:value-type="string" calcext:value-type="string">
            <text:p>2P_OS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Y30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8.4 MHz</text:p>
          </table:table-cell>
          <table:table-cell table:style-name="ce1" office:value-type="string" calcext:value-type="string">
            <text:p>OSC_GND24</text:p>
          </table:table-cell>
          <table:table-cell table:style-name="ce1" office:value-type="string" calcext:value-type="string">
            <text:p>00.Common:OSC_2.0x1.6</text:p>
          </table:table-cell>
          <table:table-cell table:style-name="ce1" office:value-type="string" calcext:value-type="string">
            <text:p>OSC_GND24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7T13:45:47.272000000</dc:date>
    <meta:editing-duration>PT4M9S</meta:editing-duration>
    <meta:editing-cycles>1</meta:editing-cycles>
    <meta:generator>LibreOffice/7.2.4.1$Windows_X86_64 LibreOffice_project/27d75539669ac387bb498e35313b970b7fe9c4f9</meta:generator>
    <meta:document-statistic meta:table-count="1" meta:cell-count="337" meta:object-count="0"/>
  </office:meta>
</office:document-meta>
</file>